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" fo:font-size="12pt" fo:font-style="normal" style:text-underline-style="none" fo:font-weight="bold" style:font-name-asian="Times1" style:font-size-asian="12pt" style:font-style-asian="normal" style:font-weight-asian="bold" style:font-name-complex="Times1" style:font-size-complex="12pt"/>
    </style:style>
    <style:style style:name="P4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style:page-number="1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.194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" fo:font-size="12pt" fo:font-style="normal" style:text-underline-style="none" fo:font-weight="bold" style:font-name-asian="Times1" style:font-size-asian="12pt" style:font-style-asian="normal" style:font-weight-asian="bold" style:font-name-complex="Times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A Bill to Certify the Results of the 2022 Spring Quarter General Election </text:span></text:p>
      <text:p text:style-name="P1"><text:span text:style-name="T1">Author: Cameron Ehsan, ASSU Elections Commissioner<text:line-break/>Co-Sponsors: N/A<text:line-break/>Submitted: May 1</text:span>8<text:span text:style-name="T1">, 2022 </text:span></text:p>
      <text:p text:style-name="P1"><text:span text:style-name="T1">Action Requested: Majority approval by the Graduate Student Council </text:span></text:p>
      <text:p text:style-name="P2"/>
      <text:p text:style-name="P1"><text:span text:style-name="T2">WHEREAS </text:span><text:span text:style-name="T1">The Spring Quarter General Election was held on the 21st day of April through the 22nd day of April 2022.</text:span></text:p>
      <text:p text:style-name="P1"><text:span text:style-name="T1"><text:s/></text:span></text:p>
      <text:p text:style-name="P1"><text:span text:style-name="T2">WHEREAS </text:span><text:span text:style-name="T1">Appendix I of the Joint Bylaws of the ASSU specify the voting requirements for each of the elected offices in the ASSU, including President and Vice President, and </text:span></text:p>
      <text:p text:style-name="P2"/>
      <text:p text:style-name="P1"><text:span text:style-name="T2">WHEREAS </text:span><text:span text:style-name="T1">Article II § 4(a) of the Association Constitution provides the guidelines for composition and election of the Graduate Student Council, and </text:span></text:p>
      <text:p text:style-name="P2"/>
      <text:p text:style-name="P1"><text:span text:style-name="T2">WHEREAS </text:span><text:span text:style-name="T1">Article V, § 7(c) provides that an “Annual Grant shall be deemed to have passed if a majority of those voting on it were in favor,” and </text:span></text:p>
      <text:p text:style-name="P2"/>
      <text:p text:style-name="P1"><text:span text:style-name="T2">WHEREAS </text:span><text:span text:style-name="T1">the ASSU Elections Commission has successfully carried out its responsibilities as they pertain to the Spring Quarter General Election, held on April 21st and 22nd 2021, </text:span></text:p>
      <text:p text:style-name="P2"/>
      <text:p text:style-name="P1"><text:span text:style-name="T2">THEREFORE, BE IT ENACTED BY THE GRADUATE STUDENT COUNCIL OF THE ASSOCIATED STUDENTS OF STANFORD UNIVERSITY:<text:line-break/></text:span></text:p>
      <text:p text:style-name="P1"><text:span text:style-name="T2">THAT: </text:span><text:span text:style-name="T1">The following candidates and slates, the results having been accurately tallied and </text:span></text:p>
      <text:p text:style-name="P1"><text:span text:style-name="T1">recommended by the ASSU Elections Commission, are certified: </text:span></text:p>
      <text:p text:style-name="P2"/>
      <text:p text:style-name="P1"><text:span text:style-name="T1">In the race for ASSU President and Vice President, the slate consisting of Darryl Thompson and Christian Sanchez is duly elected, with 1,009 votes. </text:span></text:p>
      <text:p text:style-name="P2"/>
      <text:p text:style-name="P1"><text:span text:style-name="T1">These individuals have been duly elected to the Graduate Student Council:</text:span></text:p>
      <text:p text:style-name="P2"/>
      <text:list xml:id="list166780926" text:style-name="WWNum1">
        <text:list-item>
          <text:p text:style-name="P6"><text:span text:style-name="T1">Jason Anderson (School of Engineering)</text:span></text:p>
        </text:list-item>
        <text:list-item>
          <text:p text:style-name="P6"><text:span text:style-name="T1">Kavya Sreedhar (School of Engineering)</text:span></text:p>
        </text:list-item>
        <text:list-item>
          <text:p text:style-name="P6"><text:span text:style-name="T1">Jamie Fine (School of Humanities and Sciences)</text:span></text:p>
        </text:list-item>
        <text:list-item>
          <text:p text:style-name="P6"><text:soft-page-break/><text:span text:style-name="T1">Jyotirmai Singh (School of Humanities and Sciences)</text:span></text:p>
        </text:list-item>
        <text:list-item>
          <text:p text:style-name="P6"><text:span text:style-name="T1">Luis Sanchez Tejada (School of Humanities and Sciences)</text:span></text:p>
        </text:list-item>
        <text:list-item>
          <text:p text:style-name="P6"><text:span text:style-name="T1">Horace (Chico) Payne (School of Law)</text:span></text:p>
        </text:list-item>
        <text:list-item>
          <text:p text:style-name="P6"><text:span text:style-name="T1">Tyler Hall (School of Earth Sciences)</text:span></text:p>
        </text:list-item>
        <text:list-item>
          <text:p text:style-name="P6"><text:span text:style-name="T1">Christie Chang (School of Medicine)</text:span></text:p>
        </text:list-item>
        <text:list-item>
          <text:p text:style-name="P6"><text:span text:style-name="T1">Leslie Luqueno (School of Education)</text:span></text:p>
        </text:list-item>
        <text:list-item>
          <text:p text:style-name="P6"><text:span text:style-name="T1">Guillem Megias Homar (At-Large)</text:span></text:p>
        </text:list-item>
        <text:list-item>
          <text:p text:style-name="P6"><text:span text:style-name="T1">Yiqing Ding (At-Large)</text:span></text:p>
        </text:list-item>
        <text:list-item>
          <text:p text:style-name="P6"><text:span text:style-name="T1">Stefan Suazo (At-Large)</text:span></text:p>
        </text:list-item>
        <text:list-item>
          <text:p text:style-name="P6"><text:span text:style-name="T1">Lawrence Berg (At-Large)</text:span></text:p>
        </text:list-item>
        <text:list-item>
          <text:p text:style-name="P6"><text:span text:style-name="T1">Emily Schell (At-Large)</text:span></text:p>
        </text:list-item>
      </text:list>
      <text:p text:style-name="P3"/>
      <text:p text:style-name="P1"><text:span text:style-name="T2">THAT: </text:span><text:span text:style-name="T1">Graduate Annual Grant requests to fund the following Voluntary Student Organizations and Chartered Organizations have been approved by the Association, and are therefore certified: </text:span></text:p>
      <text:p text:style-name="P2"/>
      <text:p text:style-name="P1"><text:span text:style-name="T1">Association of Chinese Students and Scholars at Stanford</text:span></text:p>
      <text:p text:style-name="P1"><text:span text:style-name="T1">Black Family Gathering Committee</text:span></text:p>
      <text:p text:style-name="P1"><text:span text:style-name="T1">Cardinal Ballet Company</text:span></text:p>
      <text:p text:style-name="P1"><text:span text:style-name="T1">Cardinal Free Clinics</text:span></text:p>
      <text:p text:style-name="P1"><text:span text:style-name="T1">EV Families</text:span></text:p>
      <text:p text:style-name="P1"><text:span text:style-name="T1">KZSU 90.1 FM</text:span></text:p>
      <text:p text:style-name="P1"><text:span text:style-name="T1">Muslim Student Union</text:span></text:p>
      <text:p text:style-name="P1"><text:span text:style-name="T1">Russian Student Association</text:span></text:p>
      <text:p text:style-name="P1"><text:span text:style-name="T1">Science Policy Group at Stanford</text:span></text:p>
      <text:p text:style-name="P1"><text:span text:style-name="T1">Scientists Speak</text:span></text:p>
      <text:p text:style-name="P1"><text:span text:style-name="T1">Stanford Club Sports</text:span></text:p>
      <text:p text:style-name="P1"><text:span text:style-name="T1">Stanford Concert Network</text:span></text:p>
      <text:p text:style-name="P1"><text:soft-page-break/><text:span text:style-name="T1">Stanford Daily</text:span></text:p>
      <text:p text:style-name="P1"><text:span text:style-name="T1">Stanford Educational Studies Program</text:span></text:p>
      <text:p text:style-name="P1"><text:span text:style-name="T1">Stanford India Association</text:span></text:p>
      <text:p text:style-name="P1"><text:span text:style-name="T1">Stanford Speakers Bureau</text:span></text:p>
      <text:p text:style-name="P1"><text:span text:style-name="T1">Stanford Student Biotechnology Group</text:span></text:p>
      <text:p text:style-name="P5"><text:span text:style-name="T1">Stanford Viennese Ball Committee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Normal_20__28_Web_29_" style:display-name="Normal (Web)" style:family="paragraph" style:parent-style-name="normal" style:default-outline-level="">
      <style:paragraph-properties fo:margin-top="0.1945in" fo:margin-bottom="0.1945in" loext:contextual-spacing="false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1T19:47:00</meta:creation-date>
    <meta:initial-creator>Cameron Ehsan</meta:initial-creator>
    <meta:document-statistic meta:table-count="0" meta:image-count="0" meta:object-count="0" meta:page-count="3" meta:paragraph-count="47" meta:word-count="404" meta:character-count="2647" meta:non-whitespace-character-count="2290"/>
    <meta:generator>LibreOfficeDev/6.0.5.2$Linux_X86_64 LibreOffice_project/</meta:generator>
  </office:meta>
</office:document-meta>
</file>